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Bad" style:data-style-name="N0">
      <style:table-cell-properties style:vertical-align="automatic" fo:wrap-option="wrap" fo:background-color="#FFC7CE"/>
      <style:text-properties fo:color="#9C0006" style:font-name="Calibri" style:font-name-asian="Calibri" style:font-name-complex="Calibri" style:font-family-generic="swiss"/>
    </style:style>
    <style:style style:name="ce5" style:family="table-cell" style:parent-style-name="Neutral" style:data-style-name="N0">
      <style:table-cell-properties style:vertical-align="automatic" fo:wrap-option="wrap" fo:background-color="#FFEB9C"/>
      <style:text-properties fo:color="#9C5700" style:font-name="Calibri" style:font-name-asian="Calibri" style:font-name-complex="Calibri" style:font-family-generic="swiss"/>
    </style:style>
    <style:style style:name="ce6" style:family="table-cell" style:parent-style-name="Calculation" style:data-style-name="N0">
      <style:table-cell-properties fo:border="thin solid #7F7F7F" style:vertical-align="automatic" fo:wrap-option="wrap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1.03312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Friday, January 25, 201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bruary 8, 201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7 Jan - 18 Jan 201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. 12 - 14, 201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b 4, 2019 - Feb 5, 2019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ember 13-14, 2018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ember 13 - 14, 201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5-17 Febuary'1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ptember 28th &amp; 29th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4 – 25 December 201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2.01.2019-13.01.2019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Jan 03, 2019, 9:00 AM – Jan 04, 2019, 6:00 P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January 4-5, 2019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t Dec 15th - Sun 16th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January 3-5, 2019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turday, January 5th, 2019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turday, December 8, 2018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nuary 8th, 9th &amp; 10th, 2019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January 8, 2019 - 11:00 am - January 9, 2019 - 4:30 p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January 8, 2019 - January 9, 2019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b 02, 2017 To Mar 31, 2019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iday February 22, 2019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 - 8 November 2019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 FEB - 2 MARCH 2019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8 Feb - 01 Mar 2019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ch 25 &amp; 26, 2019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vember 30-Dec. 2, 2018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6 - 8 March 2019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esday, March 12, 2019 – Wednesday, March 13, 2019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, 6 and 7 March 2019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y 9th-11th, 2019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5–6 November 2019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9. 7.24 WED 7.26 FRI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TURDAY 2/03/2019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ursday, May 9 and Friday, May 10, 2019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dnesday, February 6, 2019 to Saturday, February 9, 2019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esday 19th and Wednesday 20th March 2019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019: September 24-2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6. - 8. December 20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uesday, December 4, 20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3 DEC – 15 DEC 20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3. – 04. December 20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PRIL 24, 2019 - APRIL 28,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30th of May to 1st of June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28/05/2019 - 02/06/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June 24 – 27,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16th to 18th of February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29TH-31TH.MARCH.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2019. 3.29 - 3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. 29th-31st, 20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4/05/2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1 September 2019 - 12 September 2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y 9 to 11, 2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y 9th to May 11th 2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3 June to 28 June, 2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y 20-21, 2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3th-15th May 2019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pril 3, 2019 8:00 am - April 4, 2019 5:00 pm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Wednesday, Apr 10 2019 at 8:00am - Thursday, Apr 11 2019 at 8:00pm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Tuesday, November 5, 2019 9:00 AM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Wednesday, November 6, 2019 5:00 P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esday, August 6 – Friday, August 9, 2019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Start: March 02 2019, 8:00 am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End: March 02 2019, 3:30 p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30. - 31. January 2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019.10.10-12</text:p>
          </table:table-cell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Raj kumar yadav</dc:creator>
    <meta:creation-date>2019-09-27T16:23:57Z</meta:creation-date>
    <dc:date>2019-09-30T19:20:35Z</dc:date>
    <meta:editing-cycles>1</meta:editing-cycles>
    <meta:editing-duration>PT92S</meta:editing-duration>
  </office:meta>
</office:document-meta>
</file>